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1.206cm" svg:y="0.584cm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9.649cm" svg:y="0.513cm">
            <draw:object draw:notify-on-update-of-ranges="Sheet1.A7:Sheet1.A9 Sheet1.B7:Sheet1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cm" svg:height="8.996cm" svg:x="15.189cm" svg:y="11.567cm">
            <draw:object draw:notify-on-update-of-ranges="Sheet1.A12:Sheet1.A14 Sheet1.B12:Sheet1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dom</text:p>
          </table:table-cell>
          <table:table-cell/>
        </table:table-row>
        <table:table-row table:style-name="ro1">
          <table:table-cell office:value-type="float" office:value="443211" calcext:value-type="float">
            <text:p>443211</text:p>
          </table:table-cell>
          <table:table-cell office:value-type="float" office:value="0.232073" calcext:value-type="float">
            <text:p>0.2320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862" calcext:value-type="float">
            <text:p>0.00862</text:p>
          </table:table-cell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float" office:value="0.026587" calcext:value-type="float">
            <text:p>0.0265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ending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315" calcext:value-type="float">
            <text:p>0.011315</text:p>
          </table:table-cell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float" office:value="0.041274" calcext:value-type="float">
            <text:p>0.041274</text:p>
          </table:table-cell>
        </table:table-row>
        <table:table-row table:style-name="ro1">
          <table:table-cell office:value-type="float" office:value="443211" calcext:value-type="float">
            <text:p>443211</text:p>
          </table:table-cell>
          <table:table-cell office:value-type="float" office:value="0.528581" calcext:value-type="float">
            <text:p>0.5285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ending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077" calcext:value-type="float">
            <text:p>0.011077</text:p>
          </table:table-cell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float" office:value="0.064806" calcext:value-type="float">
            <text:p>0.064806</text:p>
          </table:table-cell>
        </table:table-row>
        <table:table-row table:style-name="ro1">
          <table:table-cell office:value-type="float" office:value="443211" calcext:value-type="float">
            <text:p>443211</text:p>
          </table:table-cell>
          <table:table-cell office:value-type="float" office:value="0.522367" calcext:value-type="float">
            <text:p>0.522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7:02:25.031957195</meta:creation-date>
    <dc:date>2023-01-04T17:22:48.652885335</dc:date>
    <meta:editing-duration>PT10M13S</meta:editing-duration>
    <meta:editing-cycles>2</meta:editing-cycles>
    <meta:generator>LibreOffice/7.3.7.2$Linux_X86_64 LibreOffice_project/30$Build-2</meta:generator>
    <meta:document-statistic meta:table-count="1" meta:cell-count="2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75cm" svg:y="0.316cm" chart:style-name="ch2">
          <text:p>random_dataplot</text:p>
        </chart:title>
        <chart:legend chart:legend-position="end" svg:x="13.146cm" svg:y="4.204cm" style:legend-expansion="high" chart:style-name="ch3"/>
        <chart:plot-area chart:style-name="ch4" table:cell-range-address="Sheet1.A2:Sheet1.B4" svg:x="1.33cm" svg:y="1.275cm" svg:width="11.497cm" svg:height="6.57cm">
          <chart:coordinate-region svg:x="2.242cm" svg:y="1.474cm" svg:width="10.029cm" svg:height="5.724cm"/>
          <chart:axis chart:dimension="x" chart:name="primary-x" chart:style-name="ch5">
            <chart:title svg:x="6.492cm" svg:y="8.025cm" chart:style-name="ch6">
              <text:p>n value</text:p>
            </chart:title>
          </chart:axis>
          <chart:axis chart:dimension="y" chart:name="primary-y" chart:style-name="ch5">
            <chart:title svg:x="0.451cm" svg:y="4.922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4" chart:class="chart:scatter">
            <chart:domain table:cell-range-address="Sheet1.A2:Sheet1.A4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3211">
                <text:p>443211</text:p>
                <draw:g>
                  <svg:desc>Sheet1.A2:Sheet1.A4</svg:desc>
                </draw:g>
              </table:table-cell>
              <table:table-cell office:value-type="float" office:value="0.232073">
                <text:p>0.232073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862">
                <text:p>0.00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65">
                <text:p>34565</text:p>
              </table:table-cell>
              <table:table-cell office:value-type="float" office:value="0.026587">
                <text:p>0.026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11cm" svg:y="0.316cm" chart:style-name="ch2">
          <text:p>ascending_dataplot</text:p>
        </chart:title>
        <chart:legend chart:legend-position="end" svg:x="13.146cm" svg:y="4.204cm" style:legend-expansion="high" chart:style-name="ch3"/>
        <chart:plot-area chart:style-name="ch4" table:cell-range-address="Sheet1.A7:Sheet1.B9" svg:x="1.33cm" svg:y="1.275cm" svg:width="11.497cm" svg:height="6.57cm">
          <chart:coordinate-region svg:x="2.057cm" svg:y="1.475cm" svg:width="10.213cm" svg:height="5.723cm"/>
          <chart:axis chart:dimension="x" chart:name="primary-x" chart:style-name="ch5">
            <chart:title svg:x="6.492cm" svg:y="8.025cm" chart:style-name="ch6">
              <text:p>n value</text:p>
            </chart:title>
          </chart:axis>
          <chart:axis chart:dimension="y" chart:name="primary-y" chart:style-name="ch7">
            <chart:title svg:x="0.451cm" svg:y="4.922cm" chart:style-name="ch8">
              <text:p>time</text:p>
            </chart:title>
            <chart:grid chart:style-name="ch9" chart:class="major"/>
          </chart:axis>
          <chart:series chart:style-name="ch10" chart:values-cell-range-address="Sheet1.B7:Sheet1.B9" chart:class="chart:scatter">
            <chart:domain table:cell-range-address="Sheet1.A7:Sheet1.A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7:Sheet1.A9</svg:desc>
                </draw:g>
              </table:table-cell>
              <table:table-cell office:value-type="float" office:value="0.011315">
                <text:p>0.011315</text:p>
                <draw:g>
                  <svg:desc>Sheet1.B7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65">
                <text:p>34565</text:p>
              </table:table-cell>
              <table:table-cell office:value-type="float" office:value="0.041274">
                <text:p>0.041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211">
                <text:p>443211</text:p>
              </table:table-cell>
              <table:table-cell office:value-type="float" office:value="0.528581">
                <text:p>0.528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title svg:x="5.898cm" svg:y="0.315cm" chart:style-name="ch2">
          <text:p>descending_dataplot</text:p>
        </chart:title>
        <chart:legend chart:legend-position="end" svg:x="13.159cm" svg:y="4.199cm" style:legend-expansion="high" chart:style-name="ch3"/>
        <chart:plot-area chart:style-name="ch4" table:cell-range-address="Sheet1.A12:Sheet1.B14" svg:x="1.707cm" svg:y="1.247cm" svg:width="11.502cm" svg:height="6.56cm">
          <chart:coordinate-region svg:x="2.434cm" svg:y="1.447cm" svg:width="10.218cm" svg:height="5.713cm"/>
          <chart:axis chart:dimension="x" chart:name="primary-x" chart:style-name="ch5">
            <chart:title svg:x="7.096cm" svg:y="7.986cm" chart:style-name="ch6">
              <text:p>n vL</text:p>
            </chart:title>
          </chart:axis>
          <chart:axis chart:dimension="y" chart:name="primary-y" chart:style-name="ch7">
            <chart:title svg:x="0.827cm" svg:y="4.955cm" chart:style-name="ch8">
              <text:p>TIME</text:p>
            </chart:title>
            <chart:grid chart:style-name="ch9" chart:class="major"/>
          </chart:axis>
          <chart:series chart:style-name="ch10" chart:values-cell-range-address="Sheet1.B12:Sheet1.B14" chart:class="chart:scatter">
            <chart:domain table:cell-range-address="Sheet1.A12:Sheet1.A1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12:Sheet1.A14</svg:desc>
                </draw:g>
              </table:table-cell>
              <table:table-cell office:value-type="float" office:value="0.011077">
                <text:p>0.011077</text:p>
                <draw:g>
                  <svg:desc>Sheet1.B1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65">
                <text:p>34565</text:p>
              </table:table-cell>
              <table:table-cell office:value-type="float" office:value="0.064806">
                <text:p>0.06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211">
                <text:p>443211</text:p>
              </table:table-cell>
              <table:table-cell office:value-type="float" office:value="0.522367">
                <text:p>0.522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